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36cm" fo:margin-left="0.275cm" fo:margin-right="0.18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6.272cm" style:rel-column-width="3556*"/>
    </style:style>
    <style:style style:name="Table5.B" style:family="table-column">
      <style:table-column-properties style:column-width="10.262cm" style:rel-column-width="5818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3.597cm" style:rel-column-width="14975*"/>
    </style:style>
    <style:style style:name="Table3.B" style:family="table-column">
      <style:table-column-properties style:column-width="6.673cm" style:rel-column-width="27776*"/>
    </style:style>
    <style:style style:name="Table3.C" style:family="table-column">
      <style:table-column-properties style:column-width="2.17cm" style:rel-column-width="9033*"/>
    </style:style>
    <style:style style:name="Table3.D" style:family="table-column">
      <style:table-column-properties style:column-width="3.304cm" style:rel-column-width="1375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D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ff0000" fo:font-weight="normal" style:font-weight-asian="normal" style:font-weight-complex="normal"/>
    </style:style>
    <style:style style:name="P4" style:family="paragraph" style:parent-style-name="Text_20_body_20_indent">
      <style:paragraph-properties fo:margin-left="0cm" fo:margin-right="0cm" fo:text-indent="0cm" style:auto-text-indent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fo:color="#ff0000"/>
    </style:style>
    <style:style style:name="P7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8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ff0000"/>
    </style:style>
    <style:style style:name="P10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ff0000"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1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3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6" style:family="paragraph" style:parent-style-name="Text_20_body_20_indent_20_2">
      <style:text-properties fo:color="#ff0000"/>
    </style:style>
    <style:style style:name="P17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language-asian="zh" style:country-asian="TW" style:font-weight-asian="bold" style:font-weight-complex="bold"/>
    </style:style>
    <style:style style:name="T6" style:family="text">
      <style:text-properties style:font-name="Tahoma1" fo:font-size="11pt" fo:font-style="normal" style:font-size-asian="11pt" style:font-style-asian="normal" style:font-size-complex="11pt" style:font-style-complex="normal"/>
    </style:style>
    <style:style style:name="T7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8" style:family="text">
      <style:text-properties fo:font-size="12pt" fo:language="en" fo:country="none" style:font-size-asian="12pt"/>
    </style:style>
    <style:style style:name="T9" style:family="text">
      <style:text-properties fo:font-size="12pt" fo:language="en" fo:country="none" fo:font-weight="bold" style:font-size-asian="12pt" style:font-weight-asian="bold" style:font-weight-complex="bold"/>
    </style:style>
    <style:style style:name="T10" style:family="text">
      <style:text-properties style:language-asian="zh" style:country-asian="TW"/>
    </style:style>
    <style:style style:name="T11" style:family="text">
      <style:text-properties fo:color="#ff0000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fo:color="#ff0000" fo:font-weight="bold" style:language-asian="zh" style:country-asian="TW" style:font-weight-asian="bold" style:font-weight-complex="bold"/>
    </style:style>
    <style:style style:name="T14" style:family="text">
      <style:text-properties fo:color="#ff0000" fo:font-weight="normal" style:font-weight-asian="normal" style:font-weight-complex="normal"/>
    </style:style>
    <style:style style:name="T15" style:family="text">
      <style:text-properties fo:color="#ff0000"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6" style:family="text">
      <style:text-properties fo:color="#ff0000" style:font-name="Tahoma1" fo:font-size="11pt" fo:font-style="normal" fo:font-weight="bold" style:font-name-asian="MingLiU" style:font-size-asian="11pt" style:language-asian="zh" style:country-asian="TW" style:font-style-asian="normal" style:font-weight-asian="bold" style:font-name-complex="Tahoma2" style:font-size-complex="11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(<text:span text:style-name="T10">括弧內為格式，請務必遵守</text:span>)</text:h>
      <text:h text:style-name="Heading_20_3" text:outline-level="3">Button(Heading 3)</text:h>
      <text:p text:style-name="Text_20_body_20_indent_20_2"><text:span text:style-name="T1">You could assign a </text:span><text:span text:style-name="Source_20_Text"><text:span text:style-name="T1">label</text:span></text:span><text:span text:style-name="Source_20_Text"><text:span text:style-name="T2">(Source Text)</text:span></text:span><text:span text:style-name="T2"> </text:span><text:span text:style-name="T1">and an </text:span><text:span text:style-name="Source_20_Text"><text:span text:style-name="T1">image</text:span></text:span><text:span text:style-name="Source_20_Text"><text:span text:style-name="T2">(Source Text)</text:span></text:span><text:span text:style-name="T1"> to a button by the </text:span><text:span text:style-name="Source_20_Text"><text:span text:style-name="T1">label</text:span></text:span><text:span text:style-name="Source_20_Text"><text:span text:style-name="T2">(Source Text)</text:span></text:span><text:span text:style-name="T1"> and </text:span><text:span text:style-name="Source_20_Text"><text:span text:style-name="T1">image</text:span></text:span><text:span text:style-name="T1"> </text:span><text:span text:style-name="Source_20_Text"><text:span text:style-name="T2">(Source Text) </text:span></text:span><text:span text:style-name="T1">properties. If both are specified, the </text:span><text:span text:style-name="Source_20_Text"><text:span text:style-name="T1">dir</text:span></text:span><text:span text:style-name="T1"> property control which is displayed up front, and the </text:span><text:span text:style-name="Source_20_Text"><text:span text:style-name="T1">orient</text:span></text:span><text:span text:style-name="T1"> property controls whether the layout is horizontal or vertical. </text:span></text:p>
      <text:p text:style-name="P4"><draw:frame draw:style-name="fr1" draw:name="graphics1" text:anchor-type="paragraph" svg:width="3.387cm" svg:height="3.44cm" draw:z-index="0"><draw:image xlink:href="../images/button.jpg" xlink:type="simple" xlink:show="embed" xlink:actuate="onLoad"/></draw:frame> <text:span text:style-name="T4"><text:s text:c="6"/>(Code Indent 2)</text:span></text:p>
      <text:p text:style-name="Code_20_Indent_20_2">&lt;button label="Left" image="/img/folder.gif" width="125px"/&gt;</text:p>
      <text:p text:style-name="Code_20_Indent_20_2">&lt;button label="Right" image="/img/folder.gif" dir="reverse" width="125px"/&gt;</text:p>
      <text:p text:style-name="Code_20_Indent_20_2">&lt;button label="Above" image="/img/folder.gif" orient="vertical" width="125px"/&gt;</text:p>
      <text:p text:style-name="Code_20_Indent_20_2">&lt;button label="Below" image="/img/folder.gif" orient="vertical" dir="reverse" width="125px"/&gt;</text:p>
      <text:h text:style-name="P12" text:outline-level="4">Class Name(Heading 4)</text:h>
      <text:p text:style-name="P17"><text:span text:style-name="Source_20_Text"><text:span text:style-name="T8">org.zkoss.zul.Button</text:span></text:span><text:span text:style-name="Source_20_Text"><text:span text:style-name="T9">(Source Text)</text:span></text:span></text:p>
      <text:h text:style-name="P13" text:outline-level="4">Supported Child Components<text:span text:style-name="T6">(Heading 4)</text:span></text:h>
      <text:p text:style-name="P16">*NONE *ALL <text:span text:style-name="T4">(</text:span><text:span text:style-name="T5">如有子元件請提供連結，並使用source text格式</text:span><text:span text:style-name="T4">)</text:span></text:p>
      <text:h text:style-name="P13" text:outline-level="4">Supported Events<text:span text:style-name="T7">(Heading 4)</text:span></text:h>
      <text:h text:style-name="P14" text:outline-level="4"><text:span text:style-name="T15">(僅列出component支援的事件即可</text:span><text:span text:style-name="T16">，繼承的事件可省略</text:span><text:span text:style-name="T15">)(</text:span><text:span text:style-name="T16">以devguide與javadoc為準</text:span><text:span text:style-name="T15">)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5">Event Name</text:p>
            </table:table-cell>
            <table:table-cell table:style-name="Table5.B1" office:value-type="string">
              <text:p text:style-name="P5">Event Type</text:p>
            </table:table-cell>
          </table:table-row>
        </table:table-header-rows>
        <table:table-row>
          <table:table-cell table:style-name="Table5.A2" office:value-type="string">
            <text:p text:style-name="P8"><text:span text:style-name="Source_20_Text">onClick</text:span><text:span text:style-name="Source_20_Text"><text:span text:style-name="T2">(Source Text)</text:span></text:span></text:p>
          </table:table-cell>
          <table:table-cell table:style-name="Table5.B2" office:value-type="string">
            <text:p text:style-name="P7"><text:a xlink:type="simple" xlink:href="../MouseEvent.xml"><text:span text:style-name="Source_20_Text"><text:span text:style-name="T3">org.zkoss.zk.ui.event.MouseEvent</text:span></text:span></text:a></text:p>
            <text:p text:style-name="P8"><text:a xlink:type="simple" xlink:href="../MouseEvent.xml"><text:span text:style-name="Source_20_Text"><text:span text:style-name="T2">(Source Text)</text:span></text:span></text:a></text:p>
            <text:p text:style-name="P9"><text:span text:style-name="T4">Description:</text:span> Denotes user has clicked the component.</text:p>
          </table:table-cell>
        </table:table-row>
      </table:table>
      <text:h text:style-name="P13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Property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Data Type</text:p>
            </table:table-cell>
            <table:table-cell table:style-name="Table1.D1" office:value-type="string">
              <text:p text:style-name="P6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dir</text:span><text:span text:style-name="Source_20_Text"><text:span text:style-name="T4">(Source Text)</text:span></text:span></text:p>
          </table:table-cell>
          <table:table-cell table:style-name="Table1.A2" office:value-type="string">
            <text:p text:style-name="P2">Sets<text:span text:style-name="T4">(動詞</text:span><text:span text:style-name="T5">請用第三人稱單數</text:span><text:span text:style-name="T4">)</text:span> the direction of button</text:p>
            <text:p text:style-name="P2"><text:span text:style-name="T12">Value:</text:span><text:span text:style-name="Source_20_Text"><text:span text:style-name="T11">normal</text:span></text:span><text:span text:style-name="T11"> | </text:span><text:span text:style-name="Source_20_Text"><text:span text:style-name="T11">reverse</text:span></text:span><text:span text:style-name="Source_20_Text"><text:span text:style-name="T12">(Source Text)( </text:span></text:span><text:span text:style-name="Source_20_Text"><text:span text:style-name="T13">請用BNF 表示法</text:span></text:span><text:span text:style-name="Source_20_Text"><text:span text:style-name="T12">)</text:span>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8"><text:span text:style-name="Source_20_Text"><text:span text:style-name="T14">normal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disable</text:span></text:p>
          </table:table-cell>
          <table:table-cell table:style-name="Table1.A2" office:value-type="string">
            <text:p text:style-name="P2">Sets whether it is disabled or not</text:p>
            <text:p text:style-name="P2"><text:span text:style-name="T12">Values:</text:span><text:span text:style-name="Source_20_Text"><text:span text:style-name="T11">true</text:span></text:span><text:span text:style-name="T11"> | </text:span><text:span text:style-name="Source_20_Text"><text:span text:style-name="T11">false</text:span>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<text:span text:style-name="T11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href</text:span></text:p>
          </table:table-cell>
          <table:table-cell table:style-name="Table1.B4" office:value-type="string">
            <text:p text:style-name="P7">Provides a hyperlink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3">&lt;empty string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orient</text:span></text:p>
          </table:table-cell>
          <table:table-cell table:style-name="Table1.B4" office:value-type="string">
            <text:p text:style-name="P7">Sets the orientation of button</text:p>
            <text:p text:style-name="P7"><text:span text:style-name="T12">Value:</text:span><text:span text:style-name="Source_20_Text"><text:span text:style-name="T14">horizontal</text:span></text:span><text:span text:style-name="T14"> | </text:span><text:span text:style-name="Source_20_Text"><text:span text:style-name="T14">vertical</text:span>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8"><text:span text:style-name="Source_20_Text"><text:span text:style-name="T14">horizontal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arget</text:span></text:p>
          </table:table-cell>
          <table:table-cell table:style-name="Table1.B4" office:value-type="string">
            <text:p text:style-name="P7">Sets the target frame or window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0">&lt;null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abindex</text:span></text:p>
          </table:table-cell>
          <table:table-cell table:style-name="Table1.B4" office:value-type="string">
            <text:p text:style-name="P7">Sets the tab order of this component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"><text:span text:style-name="Source_20_Text"><text:span text:style-name="T11">-1 </text:span></text:span></text:p>
          </table:table-cell>
        </table:table-row>
      </table:table>
      <text:p text:style-name="P15"/>
      <text:h text:style-name="P1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  <text:p text:style-name="Table_20_Contents"><text:span text:style-name="Source_20_Text"><text:span text:style-name="T4">(Source Text)</text:span>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Table_20_Contents"><text:span text:style-name="T4">Note:</text:span> No child is allowed. </text:p>
          </table:table-cell>
          <table:table-cell table:style-name="Table3.A2" office:value-type="string">
            <text:p text:style-name="Table_20_Contents"><text:span text:style-name="Source_20_Text">Boolean</text:span></text:p>
            <text:p text:style-name="P1"><text:span text:style-name="Source_20_Text"><text:span text:style-name="T4">(Source Text)</text:span></text:span></text:p>
          </table:table-cell>
          <table:table-cell table:style-name="Table3.D2" office:value-type="string">
            <text:p text:style-name="P1"><text:span text:style-name="Source_20_Text">false</text:span></text:p>
          </table:table-cell>
        </table:table-row>
      </table:table>
      <text:h text:style-name="Heading_20_4" text:outline-level="4"/>
      <text:h text:style-name="P13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5">Inherited From</text:p>
            </table:table-cell>
          </table:table-row>
        </table:table-header-rows>
        <table:table-row>
          <table:table-cell table:style-name="Table2.A2" office:value-type="string">
            <text:p text:style-name="P11"><text:a xlink:type="simple" xlink:href="../LabelImageElement.xml">org.zkoss.zul.impl.LabelImageElement</text:a></text:p>
            <text:p text:style-name="P7"><text:a xlink:type="simple" xlink:href="../LabelImageElement.xml"><text:span text:style-name="Source_20_Text"><text:span text:style-name="T2">(Source Text)</text:span></text:span></text:a></text:p>
          </table:table-cell>
        </table:table-row>
        <table:table-row>
          <table:table-cell table:style-name="Table2.A2" office:value-type="string">
            <text:p text:style-name="P11"><text:a xlink:type="simple" xlink:href="../LabelElement.xml">org.zkoss.zul.impl.LabelElement</text:a></text:p>
          </table:table-cell>
        </table:table-row>
        <table:table-row table:style-name="Table2.4">
          <table:table-cell table:style-name="Table2.A2" office:value-type="string">
            <text:p text:style-name="P11"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11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0T17:07:43</dc:date>
    <meta:print-date>2007-09-03T09:33:50</meta:print-date>
    <dc:language>en-US</dc:language>
    <meta:editing-cycles>82</meta:editing-cycles>
    <meta:editing-duration>PT4H31M25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71" meta:word-count="282" meta:character-count="1797"/>
  </office:meta>
</office:document-meta>
</file>